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SqlDatabaseJournal.setTableSpace( String tabl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SqlDatabaseJournal.createSchema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SqlDatabaseJournal.MSSqlDatabaseJou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SSqlDatabaseJournal.getTabl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